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5" draw:stroke="solid" svg:stroke-width="0.01042in" svg:stroke-color="#98b954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1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4f1e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4f1e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380" draw:master-page-name="Master1-Layout2-obj-Title-and-Content" presentation:presentation-page-layout-name="Master1-PPL2" draw:id="Slide-257">
        <draw:custom-shape svg:x="0.73737in" svg:y="0.44192in" svg:width="2.88377in" svg:height="1.67929in" draw:id="id63" draw:style-name="a386" draw:name="Rectangle 3">
          <svg:title/>
          <svg:desc/>
          <text:p text:style-name="a382" text:class-names="" text:cond-style-name=""><text:span text:style-name="a381" text:class-names="">A first paragraph.</text:span></text:p>
          <text:p text:style-name="a384" text:class-names="" text:cond-style-name=""><text:span text:style-name="a383" text:class-names="">A second paragraph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387" draw:master-page-name="Master1-Layout2-obj-Title-and-Content" presentation:presentation-page-layout-name="Master1-PPL2" draw:id="Slide-258">
        <draw:custom-shape svg:x="6.98186in" svg:y="4.91112in" svg:width="1.97848in" svg:height="1.50393in" draw:id="id64" draw:style-name="a392" draw:name="Isosceles Triangle 3">
          <svg:title/>
          <svg:desc/>
          <text:p text:style-name="a390" text:class-names="" text:cond-style-name=""><text:span text:style-name="a388" text:class-names="">Triangle</text:span><text:span text:style-name="a38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gradient" draw:fill-gradient-name="a393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391" draw:style="linear" draw:angle="1800" draw:start-color="#3f80cd" draw:end-color="#9bc1ff" draw:start-intensity="100%" draw:end-intensity="100%"/>
    <draw:gradient draw:name="a393" draw:style="linear" draw:angle="1800" draw:start-color="#3f80cd" draw:end-color="#9bc1ff" draw:start-intensity="100%" draw:end-intensity="100%"/>
    <draw:gradient draw:name="a385" draw:style="linear" draw:angle="1800" draw:start-color="#a0ca4a" draw:end-color="#dcffa0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5/06/16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5/06/16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5/06/16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5/06/16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5/06/16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5/06/16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5/06/16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5/06/16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5/06/16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5/06/16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5/06/16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5/06/16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dc:title>Template Title</dc:title>
    <dc:description>Created from template</dc:description>
    <dc:subject>Template Subject</dc:subject>
    <meta:keyword>Keyword1, Keyword2, Keyword3</meta:keyword>
    <meta:initial-creator>Template Author</meta:initial-creator>
    <meta:creation-date>2016-07-27T19:07:23.0819968+05:00</meta:creation-date>
    <dc:date>2016-07-27T19:07:23.0819968+05:00</dc:date>
    <meta:print-date>2016-07-27T19:07:23.0819968+05:00</meta:print-date>
    <meta:editing-cycles>1</meta:editing-cycles>
    <meta:editing-duration>PT0H0M0S</meta:editing-duration>
  </office:meta>
</office:document-meta>
</file>